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line-height="150%"/>
      <style:text-properties style:font-name="DejaVu Sans"/>
    </style:style>
    <style:style style:name="P2" style:family="paragraph" style:parent-style-name="Heading_20_2">
      <style:paragraph-properties fo:line-height="150%"/>
      <style:text-properties style:font-name="DejaVu Sans"/>
    </style:style>
    <style:style style:name="P3" style:family="paragraph" style:parent-style-name="Standard">
      <style:paragraph-properties fo:line-height="150%"/>
      <style:text-properties style:font-name="DejaVu Sans" fo:font-size="10pt" fo:font-weight="normal" style:font-size-asian="10pt" style:font-weight-asian="normal" style:font-size-complex="10pt" style:font-weight-complex="normal"/>
    </style:style>
    <style:style style:name="P4" style:family="paragraph" style:parent-style-name="Text_20_body" style:list-style-name="L1">
      <style:paragraph-properties fo:line-height="150%"/>
      <style:text-properties style:font-name="DejaVu Sans" fo:font-size="10pt" fo:font-weight="normal" style:font-size-asian="10pt" style:font-weight-asian="normal" style:font-size-complex="10pt" style:font-weight-complex="normal"/>
    </style:style>
    <style:style style:name="P5" style:family="paragraph" style:parent-style-name="Text_20_body" style:list-style-name="L1">
      <style:paragraph-properties fo:line-height="150%"/>
      <style:text-properties style:font-name="DejaVu Sans" fo:font-size="10pt" fo:font-weight="normal" style:font-size-asian="10pt" style:font-weight-asian="normal" style:font-size-complex="10pt" style:font-weight-complex="normal"/>
    </style:style>
    <style:style style:name="P6" style:family="paragraph" style:parent-style-name="Text_20_body" style:list-style-name="L1">
      <style:paragraph-properties fo:line-height="150%"/>
      <style:text-properties style:font-name="DejaVu Sans" fo:font-size="10pt" fo:font-weight="normal" style:font-size-asian="10pt" style:font-weight-asian="normal" style:font-size-complex="10pt" style:font-weight-complex="normal"/>
    </style:style>
    <style:style style:name="P7" style:family="paragraph" style:parent-style-name="Text_20_body" style:list-style-name="L1">
      <style:paragraph-properties fo:line-height="150%"/>
      <style:text-properties style:font-name="DejaVu Sans" fo:font-size="10pt" fo:font-weight="normal" style:font-size-asian="10pt" style:font-weight-asian="normal" style:font-size-complex="10pt" style:font-weight-complex="normal"/>
    </style:style>
    <style:style style:name="P8" style:family="paragraph" style:parent-style-name="Text_20_body" style:list-style-name="L1">
      <style:paragraph-properties fo:line-height="150%"/>
      <style:text-properties style:font-name="DejaVu Sans" fo:font-size="10pt" fo:font-weight="normal" style:font-size-asian="10pt" style:font-weight-asian="normal" style:font-size-complex="10pt" style:font-weight-complex="normal"/>
    </style:style>
    <style:style style:name="P9" style:family="paragraph" style:parent-style-name="Text_20_body" style:list-style-name="L1">
      <style:paragraph-properties fo:line-height="150%"/>
      <style:text-properties style:font-name="DejaVu Sans" fo:font-size="10pt" fo:font-weight="normal" style:font-size-asian="10pt" style:font-weight-asian="normal" style:font-size-complex="10pt" style:font-weight-complex="normal"/>
    </style:style>
    <style:style style:name="P10" style:family="paragraph" style:parent-style-name="Text_20_body" style:list-style-name="L1">
      <style:paragraph-properties fo:line-height="150%"/>
      <style:text-properties style:font-name="DejaVu Sans" fo:font-size="10pt" fo:font-weight="normal" style:font-size-asian="10pt" style:font-weight-asian="normal" style:font-size-complex="10pt" style:font-weight-complex="normal"/>
    </style:style>
    <style:style style:name="P11" style:family="paragraph" style:parent-style-name="Text_20_body" style:list-style-name="L2">
      <style:paragraph-properties fo:line-height="150%"/>
      <style:text-properties style:font-name="DejaVu Sans" fo:font-size="10pt" fo:font-weight="normal" style:font-size-asian="10pt" style:font-weight-asian="normal" style:font-size-complex="10pt" style:font-weight-complex="normal"/>
    </style:style>
    <style:style style:name="P12" style:family="paragraph" style:parent-style-name="Text_20_body" style:list-style-name="L2">
      <style:paragraph-properties fo:line-height="150%"/>
      <style:text-properties style:font-name="DejaVu Sans" fo:font-size="10pt" fo:font-weight="normal" style:font-size-asian="10pt" style:font-weight-asian="normal" style:font-size-complex="10pt" style:font-weight-complex="normal"/>
    </style:style>
    <style:style style:name="P13" style:family="paragraph" style:parent-style-name="Text_20_body">
      <style:paragraph-properties fo:line-height="150%"/>
      <style:text-properties style:font-name="DejaVu Sans" fo:font-size="10pt" style:font-size-asian="10pt" style:font-size-complex="10pt"/>
    </style:style>
    <style:style style:name="P14" style:family="paragraph" style:parent-style-name="Text_20_body" style:list-style-name="L1">
      <style:paragraph-properties fo:line-height="150%"/>
      <style:text-properties style:font-name="DejaVu Sans" fo:font-size="10pt" style:font-size-asian="10pt" style:font-size-complex="10pt"/>
    </style:style>
    <style:style style:name="P15" style:family="paragraph" style:parent-style-name="Text_20_body" style:list-style-name="L2">
      <style:paragraph-properties fo:line-height="150%"/>
      <style:text-properties style:font-name="DejaVu Sans" fo:font-size="10pt" style:font-size-asian="10pt" style:font-size-complex="10pt"/>
    </style:style>
    <style:style style:name="P16" style:family="paragraph" style:parent-style-name="Text_20_body" style:list-style-name="L2">
      <style:paragraph-properties fo:line-height="150%"/>
      <style:text-properties style:font-name="DejaVu Sans" fo:font-size="10pt" style:font-size-asian="10pt" style:font-size-complex="10pt"/>
    </style:style>
    <style:style style:name="P17" style:family="paragraph" style:parent-style-name="Text_20_body" style:list-style-name="L3">
      <style:paragraph-properties fo:line-height="150%"/>
      <style:text-properties style:font-name="DejaVu Sans" fo:font-size="10pt" style:font-size-asian="10pt" style:font-size-complex="10pt"/>
    </style:style>
    <style:style style:name="P18" style:family="paragraph" style:parent-style-name="Text_20_body">
      <style:paragraph-properties fo:line-height="150%"/>
      <style:text-properties style:font-name="DejaVu Sans"/>
    </style:style>
    <style:style style:name="P19" style:family="paragraph" style:parent-style-name="Text_20_body" style:list-style-name="L2">
      <style:paragraph-properties fo:line-height="150%"/>
      <style:text-properties style:font-name="DejaVu Sans"/>
    </style:style>
    <style:style style:name="P20" style:family="paragraph" style:parent-style-name="Text_20_body" style:list-style-name="L2">
      <style:paragraph-properties fo:line-height="150%"/>
      <style:text-properties style:font-name="DejaVu Sans"/>
    </style:style>
    <style:style style:name="P21" style:family="paragraph" style:parent-style-name="Text_20_body" style:list-style-name="L2">
      <style:paragraph-properties fo:line-height="150%"/>
      <style:text-properties style:font-name="DejaVu Sans"/>
    </style:style>
    <style:style style:name="P22" style:family="paragraph" style:parent-style-name="Text_20_body" style:list-style-name="L2">
      <style:paragraph-properties fo:line-height="150%"/>
      <style:text-properties style:font-name="DejaVu Sans"/>
    </style:style>
    <style:style style:name="P23" style:family="paragraph" style:parent-style-name="Text_20_body" style:list-style-name="L2">
      <style:paragraph-properties fo:line-height="150%"/>
      <style:text-properties style:font-name="DejaVu Sans"/>
    </style:style>
    <style:style style:name="P24" style:family="paragraph" style:parent-style-name="Text_20_body" style:list-style-name="L2">
      <style:paragraph-properties fo:line-height="150%"/>
      <style:text-properties style:font-name="DejaVu Sans"/>
    </style:style>
    <style:style style:name="P25" style:family="paragraph" style:parent-style-name="Text_20_body" style:list-style-name="L2">
      <style:paragraph-properties fo:line-height="150%"/>
      <style:text-properties style:font-name="DejaVu Sans"/>
    </style:style>
    <style:style style:name="P26" style:family="paragraph" style:parent-style-name="Text_20_body" style:list-style-name="L3">
      <style:paragraph-properties fo:line-height="150%"/>
      <style:text-properties style:font-name="DejaVu Sans"/>
    </style:style>
    <style:style style:name="P27" style:family="paragraph" style:parent-style-name="Text_20_body" style:list-style-name="L3">
      <style:paragraph-properties fo:line-height="150%"/>
      <style:text-properties style:font-name="DejaVu Sans"/>
    </style:style>
    <style:style style:name="P28" style:family="paragraph" style:parent-style-name="Text_20_body" style:list-style-name="L3">
      <style:paragraph-properties fo:line-height="150%"/>
      <style:text-properties style:font-name="DejaVu Sans"/>
    </style:style>
    <style:style style:name="P29" style:family="paragraph" style:parent-style-name="Text_20_body" style:list-style-name="L3">
      <style:paragraph-properties fo:line-height="150%"/>
      <style:text-properties style:font-name="DejaVu Sans"/>
    </style:style>
    <style:style style:name="P30" style:family="paragraph" style:parent-style-name="Text_20_body" style:list-style-name="L3">
      <style:paragraph-properties fo:line-height="150%"/>
      <style:text-properties style:font-name="DejaVu Sans"/>
    </style:style>
    <style:style style:name="P31" style:family="paragraph" style:parent-style-name="Text_20_body" style:list-style-name="L3">
      <style:paragraph-properties fo:line-height="150%"/>
      <style:text-properties style:font-name="DejaVu Sans"/>
    </style:style>
    <style:style style:name="P32" style:family="paragraph" style:parent-style-name="Text_20_body" style:list-style-name="L3">
      <style:paragraph-properties fo:line-height="150%"/>
      <style:text-properties style:font-name="DejaVu Sans"/>
    </style:style>
    <style:style style:name="P33" style:family="paragraph" style:parent-style-name="Text_20_body" style:list-style-name="L3">
      <style:paragraph-properties fo:line-height="150%"/>
      <style:text-properties style:font-name="DejaVu Sans"/>
    </style:style>
    <style:style style:name="P34" style:family="paragraph" style:parent-style-name="Text_20_body" style:list-style-name="L4">
      <style:paragraph-properties fo:line-height="150%"/>
      <style:text-properties style:font-name="DejaVu Sans"/>
    </style:style>
    <style:style style:name="P35" style:family="paragraph" style:parent-style-name="Text_20_body" style:list-style-name="L4">
      <style:paragraph-properties fo:line-height="150%"/>
      <style:text-properties style:font-name="DejaVu Sans"/>
    </style:style>
    <style:style style:name="P36" style:family="paragraph" style:parent-style-name="Text_20_body" style:list-style-name="L4">
      <style:paragraph-properties fo:line-height="150%"/>
      <style:text-properties style:font-name="DejaVu Sans"/>
    </style:style>
    <style:style style:name="P37" style:family="paragraph" style:parent-style-name="Text_20_body" style:list-style-name="L4">
      <style:paragraph-properties fo:line-height="150%"/>
      <style:text-properties style:font-name="DejaVu Sans"/>
    </style:style>
    <style:style style:name="P38" style:family="paragraph" style:parent-style-name="Text_20_body" style:list-style-name="L4">
      <style:paragraph-properties fo:line-height="150%"/>
      <style:text-properties style:font-name="DejaVu Sans"/>
    </style:style>
    <style:style style:name="P39" style:family="paragraph" style:parent-style-name="Text_20_body" style:list-style-name="L4">
      <style:paragraph-properties fo:line-height="150%"/>
      <style:text-properties style:font-name="DejaVu Sans"/>
    </style:style>
    <style:style style:name="P40" style:family="paragraph" style:parent-style-name="Text_20_body" style:list-style-name="L4">
      <style:paragraph-properties fo:line-height="150%"/>
      <style:text-properties style:font-name="DejaVu Sans"/>
    </style:style>
    <style:style style:name="P41" style:family="paragraph" style:parent-style-name="Text_20_body" style:list-style-name="L4">
      <style:paragraph-properties fo:line-height="150%"/>
      <style:text-properties style:font-name="DejaVu Sans"/>
    </style:style>
    <style:style style:name="P42" style:family="paragraph" style:parent-style-name="Text_20_body" style:list-style-name="L5">
      <style:paragraph-properties fo:line-height="150%"/>
      <style:text-properties style:font-name="DejaVu Sans"/>
    </style:style>
    <style:style style:name="P43" style:family="paragraph" style:parent-style-name="Text_20_body" style:list-style-name="L5">
      <style:paragraph-properties fo:line-height="150%"/>
      <style:text-properties style:font-name="DejaVu Sans"/>
    </style:style>
    <style:style style:name="P44" style:family="paragraph" style:parent-style-name="Text_20_body" style:list-style-name="L5">
      <style:paragraph-properties fo:line-height="150%"/>
      <style:text-properties style:font-name="DejaVu Sans"/>
    </style:style>
    <style:style style:name="P45" style:family="paragraph" style:parent-style-name="Text_20_body" style:list-style-name="L5">
      <style:paragraph-properties fo:line-height="150%"/>
      <style:text-properties style:font-name="DejaVu Sans"/>
    </style:style>
    <style:style style:name="P46" style:family="paragraph" style:parent-style-name="Text_20_body" style:list-style-name="L5">
      <style:paragraph-properties fo:line-height="150%"/>
      <style:text-properties style:font-name="DejaVu Sans"/>
    </style:style>
    <style:style style:name="P47" style:family="paragraph" style:parent-style-name="Text_20_body" style:list-style-name="L5">
      <style:paragraph-properties fo:line-height="150%"/>
      <style:text-properties style:font-name="DejaVu Sans"/>
    </style:style>
    <style:style style:name="P48" style:family="paragraph" style:parent-style-name="Text_20_body" style:list-style-name="L5">
      <style:paragraph-properties fo:line-height="150%"/>
      <style:text-properties style:font-name="DejaVu Sans"/>
    </style:style>
    <style:style style:name="P49" style:family="paragraph" style:parent-style-name="Text_20_body">
      <style:paragraph-properties fo:line-height="150%"/>
      <style:text-properties style:font-name="DejaVu Sans" fo:font-size="11.8000001907349pt" style:font-size-asian="10.3000001907349pt" style:font-size-complex="11.8000001907349pt"/>
    </style:style>
    <style:style style:name="P50" style:family="paragraph" style:parent-style-name="Text_20_body">
      <style:paragraph-properties fo:line-height="150%"/>
    </style:style>
    <style:style style:name="P51" style:family="paragraph" style:parent-style-name="Text_20_body" style:list-style-name="L6">
      <style:paragraph-properties fo:line-height="150%"/>
    </style:style>
    <style:style style:name="P52" style:family="paragraph" style:parent-style-name="Text_20_body" style:list-style-name="L6">
      <style:paragraph-properties fo:line-height="150%"/>
    </style:style>
    <style:style style:name="P53" style:family="paragraph" style:parent-style-name="Text_20_body" style:list-style-name="L6">
      <style:paragraph-properties fo:line-height="150%"/>
    </style:style>
    <style:style style:name="P54" style:family="paragraph" style:parent-style-name="Text_20_body" style:list-style-name="L6">
      <style:paragraph-properties fo:line-height="150%"/>
    </style:style>
    <style:style style:name="P55" style:family="paragraph" style:parent-style-name="Text_20_body" style:list-style-name="L6">
      <style:paragraph-properties fo:line-height="150%"/>
    </style:style>
    <style:style style:name="P56" style:family="paragraph" style:parent-style-name="Text_20_body" style:list-style-name="L7">
      <style:paragraph-properties fo:line-height="150%"/>
    </style:style>
    <style:style style:name="P57" style:family="paragraph" style:parent-style-name="Text_20_body" style:list-style-name="L2">
      <style:paragraph-properties fo:line-height="150%" fo:break-before="page"/>
      <style:text-properties style:font-name="DejaVu Sans"/>
    </style:style>
    <style:style style:name="P58" style:family="paragraph" style:parent-style-name="Text_20_body" style:list-style-name="L5">
      <style:paragraph-properties fo:margin-left="1.251cm" fo:margin-right="0cm" fo:line-height="150%" fo:text-indent="0cm" style:auto-text-indent="false"/>
      <style:text-properties style:font-name="DejaVu Sans"/>
    </style:style>
    <style:style style:name="P59" style:family="paragraph" style:parent-style-name="Text_20_body" style:list-style-name="L5">
      <style:paragraph-properties fo:margin-left="1.251cm" fo:margin-right="0cm" fo:line-height="150%" fo:text-indent="0cm" style:auto-text-indent="false"/>
      <style:text-properties style:font-name="DejaVu Sans"/>
    </style:style>
    <style:style style:name="P60" style:family="paragraph" style:parent-style-name="Text_20_body" style:list-style-name="L5">
      <style:paragraph-properties fo:margin-left="1.251cm" fo:margin-right="0cm" fo:line-height="150%" fo:text-indent="0cm" style:auto-text-indent="false"/>
      <style:text-properties style:font-name="DejaVu Sans"/>
    </style:style>
    <style:style style:name="P61" style:family="paragraph" style:parent-style-name="Text_20_body" style:list-style-name="L5">
      <style:paragraph-properties fo:margin-left="1.251cm" fo:margin-right="0cm" fo:line-height="150%" fo:text-indent="0cm" style:auto-text-indent="false"/>
      <style:text-properties style:font-name="DejaVu Sans"/>
    </style:style>
    <style:style style:name="P62" style:family="paragraph" style:parent-style-name="Text_20_body" style:list-style-name="L5">
      <style:paragraph-properties fo:margin-left="1.251cm" fo:margin-right="0cm" fo:line-height="150%" fo:text-indent="0cm" style:auto-text-indent="false"/>
      <style:text-properties style:font-name="DejaVu Sans"/>
    </style:style>
    <style:style style:name="P63" style:family="paragraph" style:parent-style-name="Text_20_body" style:list-style-name="L5">
      <style:paragraph-properties fo:margin-left="1.251cm" fo:margin-right="0cm" fo:line-height="150%" fo:text-indent="0cm" style:auto-text-indent="false"/>
      <style:text-properties style:font-name="DejaVu Sans"/>
    </style:style>
    <style:style style:name="P64" style:family="paragraph" style:parent-style-name="Text_20_body" style:list-style-name="L7">
      <style:paragraph-properties fo:margin-left="1.251cm" fo:margin-right="0cm" fo:line-height="150%" fo:text-indent="0cm" style:auto-text-indent="false"/>
    </style:style>
    <style:style style:name="P65" style:family="paragraph" style:parent-style-name="Text_20_body" style:list-style-name="L8">
      <style:paragraph-properties fo:margin-left="1.251cm" fo:margin-right="0cm" fo:line-height="150%" fo:text-indent="0cm" style:auto-text-indent="false"/>
    </style:style>
    <style:style style:name="P66" style:family="paragraph" style:parent-style-name="Text_20_body" style:list-style-name="L10">
      <style:paragraph-properties fo:margin-left="1.251cm" fo:margin-right="0cm" fo:line-height="150%" fo:text-indent="0cm" style:auto-text-indent="false"/>
    </style:style>
    <style:style style:name="P67" style:family="paragraph" style:parent-style-name="Text_20_body" style:list-style-name="L7">
      <style:paragraph-properties fo:margin-left="0cm" fo:margin-right="0cm" fo:line-height="150%" fo:text-indent="0cm" style:auto-text-indent="false"/>
    </style:style>
    <style:style style:name="P68" style:family="paragraph" style:parent-style-name="Text_20_body" style:list-style-name="L9">
      <style:paragraph-properties fo:margin-left="0cm" fo:margin-right="0cm" fo:line-height="150%" fo:text-indent="0cm" style:auto-text-indent="false"/>
    </style:style>
    <style:style style:name="P69" style:family="paragraph" style:parent-style-name="Text_20_body" style:list-style-name="L10">
      <style:paragraph-properties fo:margin-left="0cm" fo:margin-right="0cm" fo:line-height="150%" fo:text-indent="0cm" style:auto-text-indent="false"/>
    </style:style>
    <style:style style:name="P70" style:family="paragraph" style:parent-style-name="Text_20_body" style:list-style-name="L11">
      <style:paragraph-properties fo:margin-left="0cm" fo:margin-right="0cm" fo:line-height="150%" fo:text-indent="0cm" style:auto-text-indent="false"/>
    </style:style>
    <style:style style:name="P71" style:family="paragraph" style:parent-style-name="Heading_20_3">
      <style:paragraph-properties fo:line-height="150%"/>
      <style:text-properties style:font-name="DejaVu Sans" fo:font-size="11.8000001907349pt" style:font-size-asian="11.8000001907349pt" style:font-size-complex="11.8000001907349pt"/>
    </style:style>
    <style:style style:name="P72" style:family="paragraph" style:parent-style-name="Heading_20_5">
      <style:paragraph-properties fo:line-height="150%"/>
      <style:text-properties style:font-name="DejaVu Sans"/>
    </style:style>
    <style:style style:name="P73" style:family="paragraph" style:parent-style-name="Heading_20_5">
      <style:paragraph-properties fo:line-height="150%"/>
      <style:text-properties style:font-name="DejaVu Sans" fo:font-size="11.8000001907349pt" style:font-size-asian="10.3000001907349pt" style:font-size-complex="11.8000001907349pt"/>
    </style:style>
    <style:style style:name="T1" style:family="text">
      <style:text-properties style:font-name="DejaVu Sans"/>
    </style:style>
    <style:style style:name="T2" style:family="text">
      <style:text-properties style:font-name="DejaVu Sans" fo:font-weight="normal" style:font-weight-asian="normal" style:font-weight-complex="normal"/>
    </style:style>
    <style:style style:name="T3" style:family="text">
      <style:text-properties style:font-name="DejaVu Sans" fo:font-size="10pt" fo:font-weight="normal" style:font-size-asian="10pt" style:font-weight-asian="normal" style:font-size-complex="10pt" style:font-weight-complex="normal"/>
    </style:style>
    <style:style style:name="T4" style:family="text">
      <style:text-properties style:font-name="DejaVu Sans" fo:font-size="10pt" style:font-size-asian="10pt" style:font-size-complex="10pt"/>
    </style:style>
    <style:style style:name="T5" style:family="text">
      <style:text-properties style:font-name="DejaVu Sans" fo:font-size="10pt" fo:font-style="italic" style:font-size-asian="10pt" style:font-size-complex="10pt"/>
    </style:style>
    <style:style style:name="T6" style:family="text">
      <style:text-properties style:font-name="DejaVu Sans" fo:font-size="10pt" style:font-name-asian="Times New Roman" style:font-size-asian="10pt" style:font-name-complex="Times New Roman" style:font-size-complex="10pt"/>
    </style:style>
    <style:style style:name="T7" style:family="text">
      <style:text-properties style:font-name="DejaVu Sans" fo:font-style="italic"/>
    </style:style>
    <style:style style:name="T8" style:family="text">
      <style:text-properties style:font-name="DejaVu Sans" fo:font-size="11.8000001907349pt" style:font-size-asian="10.3000001907349pt" style:font-size-complex="11.8000001907349pt"/>
    </style:style>
    <style:style style:name="T9" style:family="text">
      <style:text-properties fo:font-weight="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style:font-name="Times New Roman" style:font-name-asian="Times New Roman" style:font-name-complex="Times New Roman"/>
    </style:style>
    <style:style style:name="T13" style:family="text">
      <style:text-properties style:font-name="Times New Roman" style:font-name-asian="Times New Roman" style:font-size-asian="10pt" style:font-name-complex="Times New Roman"/>
    </style:style>
    <style:style style:name="T14" style:family="text">
      <style:text-properties style:font-name="Times New Roman" fo:font-size="10pt" style:font-name-asian="Times New Roman" style:font-size-asian="10pt" style:font-name-complex="Times New Roman" style:font-size-complex="10pt"/>
    </style:style>
    <style:style style:name="T15" style:family="text">
      <style:text-properties style:font-name="Times New Roman" fo:font-size="10pt" style:font-name-asian="Times New Roman" style:font-name-complex="Times New Roman"/>
    </style:style>
    <style:style style:name="T16" style:family="text">
      <style:text-properties fo:font-weight="normal" style:font-weight-asian="normal" style:font-weight-complex="normal"/>
    </style:style>
    <style:style style:name="T17" style:family="text">
      <style:text-properties style:font-name-asian="Times New Roman" style:font-name-complex="Times New Roman"/>
    </style:style>
    <style:style style:name="T18" style:family="text">
      <style:text-properties fo:font-size="10pt"/>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style:font-size-asian="10pt" style:font-size-complex="10pt"/>
    </style:style>
    <style:style style:name="T21" style:family="text">
      <style:text-properties fo:font-size="10pt" style:font-name-asian="Times New Roman" style:font-size-asian="10pt" style:font-name-complex="Times New Roman" style:font-size-complex="10pt"/>
    </style:style>
    <style:style style:name="T22" style:family="text">
      <style:text-properties fo:font-size="10pt" fo:font-style="italic" style:font-size-asian="10pt" style:font-size-complex="10pt"/>
    </style:style>
    <style:style style:name="T23" style:family="text">
      <style:text-properties style:font-size-asian="10pt"/>
    </style:style>
    <style:style style:name="T24" style:family="text">
      <style:text-properties style:font-size-complex="10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ugustus</text:h>
      <text:h text:style-name="P2" text:outline-level="2">Der Ehrenname Augustus</text:h>
      <text:list text:style-name="L1">
        <text:list-item>
          <text:p text:style-name="P4">Der Ehrenname <text:span text:style-name="T11">Augustus</text:span> (= der Erhabene) wurde Gaius Octavius am 27. Januar v. Chr. verliehen </text:p>
        </text:list-item>
        <text:list-item>
          <text:p text:style-name="P4">Augustus erinnert an augurium (Das lesen den Götterwillens aus dem Geschrei der Vögel und anderer Tiere), eine religiöse Handlung, die angeblich schon Romulus ausführte</text:p>
          <text:p text:style-name="P4">Der Name „Augustus“ setze Octavian also mit Romulus gleich</text:p>
        </text:list-item>
        <text:list-item>
          <text:p text:style-name="P4">Als im Jahre 13 oder 12 v. Chr. Marcus Aemilius Lepidus, Octavians ehemaliger Kollege im Triumvirat, starb, übernahm Augustus auch das Amt des Pontifex Maximus, des obersten Priesters Roms</text:p>
          <text:p text:style-name="P4"><text:span text:style-name="T17">→</text:span> er konnte also alle Belange der <text:span text:style-name="T10">religio Romana</text:span> in seinem Sinne regeln</text:p>
        </text:list-item>
        <text:list-item>
          <text:p text:style-name="P4">Im Jahre 8 v. Chr. Wurde vom Senat der Monat Sextilis in Augustus umbenannt, weil Octavian im Sextilis erstmals Konsul geworden war und dieser Monat, in dem Ägypten erobert worden war, das Ende der Bürgerkriege darstellte.</text:p>
          <text:p text:style-name="P4">Der eigentliche Grund war aber vielleicht, dass direkt nach dem nach Caesar benannten Juli der August folgt.</text:p>
        </text:list-item>
        <text:list-item>
          <text:p text:style-name="P14"><text:span text:style-name="T16">Der Titel </text:span><text:span text:style-name="T10">pater patriae</text:span> („Vater des Vaterlandes“) wurde Octavian im Jahre 2 v. Chr. Verliehen.</text:p>
        </text:list-item>
      </text:list>
      <text:h text:style-name="P2" text:outline-level="2">Die Neuordnung</text:h>
      <text:h text:style-name="P72" text:outline-level="5">Akzeptanz</text:h>
      <text:p text:style-name="P3"/>
      <text:list text:style-name="L2">
        <text:list-item>
          <text:p text:style-name="P11">Die Neuordnung des Staatswesens wurde nicht widerspruchslos hingenommen</text:p>
        </text:list-item>
        <text:list-item>
          <text:p text:style-name="P11">Insbesonders der alte Senatadel konnte sich mit seiner Entmachtung nur schwer abfinden</text:p>
        </text:list-item>
        <text:list-item>
          <text:p text:style-name="P15"><text:span text:style-name="T16">Laut einigen Quellen wagte sich Augustus in der Zeit nach seiner Rückkehr aus dem Osten nur mit einem </text:span>Brustpanzer<text:span text:style-name="T16"> in den Senat und empfing Senatoren nur einzeln und nach Leibesvisitation</text:span></text:p>
        </text:list-item>
        <text:list-item>
          <text:p text:style-name="P15"><text:span text:style-name="T16">Eine Verschwörung gegen Augustus’ Politik war z.B. die von Maecenas’ Schwager A. Terentius Varro Murena und des Fannius Caepio, die im Jahr 23 oder 22 v. Chr. aufgedeckt wurde</text:span></text:p>
          <text:p text:style-name="P19"><text:span text:style-name="T20"/></text:p>
        </text:list-item>
        <text:list-item>
          <text:p text:style-name="P57"><text:span text:style-name="T20">Augustus respektierte die republikanischen Institutionen und die alten Rechte und Sitten (mos maiorum)</text:span></text:p>
          <text:p text:style-name="P19"><text:span text:style-name="T21">→</text:span><text:span text:style-name="T20"> Augustus Politik wurde von vielen akzeptiert</text:span></text:p>
        </text:list-item>
        <text:list-item>
          <text:p text:style-name="P19"><text:span text:style-name="T20">Ausschlaggebend war die Tatsache, dass der Prinzipat funktionierte</text:span></text:p>
        </text:list-item>
        <text:list-item>
          <text:p text:style-name="P19"><text:span text:style-name="T20">Augustus regierte nach der Erringung der Alleinherrschaft noch mehr als 40 Jahre</text:span></text:p>
          <text:p text:style-name="P19"><text:span text:style-name="T21">→</text:span><text:span text:style-name="T20"> Die Römer gewöhnten sich in dieser langen Zeit an die </text:span><text:span text:style-name="T22">Herrschaft des Ersten Bürgers</text:span></text:p>
          <text:p text:style-name="P19"><text:span text:style-name="T20">Als der Augustus starb, lebten kaum noch Römer, die die alte Republik noch bewusst erlebt hatten</text:span></text:p>
        </text:list-item>
        <text:list-item>
          <text:p text:style-name="P19"><text:span text:style-name="T20">Augustus’ neue Ordnung hatte 300 Jahre, bis zur Herrschaft Diokletians, Bestand</text:span></text:p>
        </text:list-item>
      </text:list>
      <text:h text:style-name="P71" text:outline-level="3">Was hatte sich verändert?</text:h>
      <text:list text:style-name="L3">
        <text:list-item>
          <text:p text:style-name="P26"><text:span text:style-name="T20">Umbau der Staatsverfassung</text:span></text:p>
        </text:list-item>
        <text:list-item>
          <text:p text:style-name="P26"><text:span text:style-name="T20">Innere und äußere Stabilisierung des Reichs</text:span></text:p>
        </text:list-item>
        <text:list-item>
          <text:p text:style-name="P26"><text:span text:style-name="T20">Wirtschaftliche Erholung</text:span></text:p>
        </text:list-item>
        <text:list-item>
          <text:p text:style-name="P26"><text:span text:style-name="T20">Wiederherstellung von Recht und Ordnung in Rom und den Provinzen</text:span></text:p>
        </text:list-item>
        <text:list-item>
          <text:p text:style-name="P26"><text:span text:style-name="T20">Sicherung der Grenzen</text:span></text:p>
        </text:list-item>
        <text:list-item>
          <text:p text:style-name="P17">Augustus konnte mehr als ein Drittel der rund 70 Legionen entlassen (d. h. etwa 80.000 der 230.000 Mann), da ein solches Heer im Frieden zu groß und zu kostspielig war, und es auch eine potentielle Gefahr dargestellte, so viele Soldaten unter Waffen zu belassen</text:p>
        </text:list-item>
        <text:list-item>
          <text:p text:style-name="P26"><text:span text:style-name="T20">Augustus konnte die Beute aus dem ägyptischen Staatsschatz für Landkäufe nutzen</text:span></text:p>
          <text:p text:style-name="P26"><text:span text:style-name="T21">→</text:span><text:span text:style-name="T20"> Es entstand eine breite Schicht ihm ergebener Bauern</text:span></text:p>
          <text:p text:style-name="P26"><text:span text:style-name="T21">→</text:span><text:span text:style-name="T20"> Seine Anhänger in Rom, z.B. im neuen Senat, bekamen Geld und Ämter</text:span></text:p>
        </text:list-item>
      </text:list>
      <text:p text:style-name="P18"><text:span text:style-name="T20"/></text:p>
      <text:h text:style-name="P73" text:outline-level="5" text:is-list-header="true">Neuordnung in den Provinzen</text:h>
      <text:p text:style-name="P49"/>
      <text:list text:style-name="L4">
        <text:list-item>
          <text:p text:style-name="P34"><text:span text:style-name="T20">In den Provinzen bildete sich Wohlstand, da die Kontributionen und die die Provinzen durchziehenden Heere ausblieben</text:span></text:p>
        </text:list-item>
        <text:list-item>
          <text:p text:style-name="P34"><text:span text:style-name="T20">Der Prinzipat stellte Rechtssicherheit her und verhinderte vor allem die Ausplünderung durch ehemalige Magistrate der Republik, die bisher dadurch ihre Kosten deckten, die ihre Politik in in Rom verursachte</text:span></text:p>
        </text:list-item>
        <text:list-item>
          <text:p text:style-name="P34"><text:span text:style-name="T20">Tacitus erkannte die Stabilisierung der Wirtschafts- und Lebensverhältnisse als Augustus' größten Verdienst an.</text:span></text:p>
          <text:p text:style-name="P34"><text:span text:style-name="T20">Diese Konsolidierungspolitik gilt heute noch als mustergültig.</text:span></text:p>
        </text:list-item>
        <text:list-item>
          <text:p text:style-name="P34"><text:soft-page-break/><text:span text:style-name="T20">Augustus ordnete die Provinzen anfangs noch selbst neu.</text:span></text:p>
          <text:p text:style-name="P34"><text:span text:style-name="T20">Nach einer mehrjährigen Inspektionsreise im Sommer des Jahres 27 v. Chr. durch Gallien eroberte Augustus diejenigen Gebiete im Norden der iberischen Halbinsel, die bis dahin noch nicht zum Reich gehört hatten, und gliederte sie der Provinz Hispania Tarraconensis ein.</text:span></text:p>
          <text:p text:style-name="P34"><text:span text:style-name="T20"/></text:p>
          <text:p text:style-name="P34"><text:span text:style-name="T20">Nachdem Augustus im Jahr 23 v. Chr. Wieder in Rom angekommen war, erkrankte er so schwer, dass bereits mit seinem Tod gerechnet wurde. Er überlebte und entschloss sich seine Legionen nicht mehr persönlich zu führen.</text:span></text:p>
        </text:list-item>
      </text:list>
      <text:h text:style-name="P72" text:outline-level="5">Sittenpolitik</text:h>
      <text:list text:style-name="L5">
        <text:list-item>
          <text:p text:style-name="P42"><text:span text:style-name="T20">Ein Kennzeichen augusteische Zeit war die Rückbesinnung auf althergebrachte Sitten und Moral</text:span></text:p>
        </text:list-item>
        <text:list-item>
          <text:p text:style-name="P42"><text:span text:style-name="T20">19 v. Chr. Übertrug der Senat Augustus die </text:span><text:span text:style-name="T22">cura morum</text:span><text:span text:style-name="T20">, die Sittenaufsicht</text:span></text:p>
          <text:p text:style-name="P42"><text:span text:style-name="T21">→</text:span><text:span text:style-name="T20"> Augustus verschärfte die Strafen bei Ehebruch und führte die Pflicht zur Ehe ein</text:span></text:p>
          <text:p text:style-name="P42"><text:span text:style-name="T21">→</text:span><text:span text:style-name="T20"> Augustus ließ eine Tochter Iulia auf die kleine Insel Pandateria verbannen, weil sie sich nicht nach den Anordnungen ihres Vaters richtete und Augustus' Familie mit gutem Beispiel vorangehen musste</text:span></text:p>
          <text:p text:style-name="P42"><text:span text:style-name="T21">→</text:span><text:span text:style-name="T20"> Dasselbe geschah im Jahre 8. n. Chr. mit dem Dichter Ovid</text:span></text:p>
        </text:list-item>
        <text:list-item>
          <text:p text:style-name="P42"><text:span text:style-name="T20">Durch Propaganda sahen die Römer Augustus als treu sorgenden altrömischen Patron, der über das Wohl der Römer wacht</text:span></text:p>
          <text:p text:style-name="P42"><text:span text:style-name="T21">→</text:span><text:span text:style-name="T20"> Ausdruck beim Bau:</text:span></text:p>
          <text:p text:style-name="P58"><text:span text:style-name="T21">→</text:span><text:span text:style-name="T20"> (Zweckbauten wie Aquädukte)</text:span></text:p>
          <text:p text:style-name="P58"><text:span text:style-name="T21">→</text:span><text:span text:style-name="T20"> (eine riesige Sonnenuhr)</text:span></text:p>
          <text:p text:style-name="P58"><text:span text:style-name="T21">→</text:span><text:span text:style-name="T20"> Repräsentationsbauten wie das Augustusforum</text:span></text:p>
          <text:p text:style-name="P58"><text:span text:style-name="T21">→</text:span><text:span text:style-name="T20"> das Marcellustheater</text:span></text:p>
          <text:p text:style-name="P58"><text:span text:style-name="T21">→</text:span><text:span text:style-name="T20"> zahlreiche Tempel, die Augustus' Macht und Autorität darstellen sollte</text:span></text:p>
          <text:p text:style-name="P58"><text:span text:style-name="T20"><text:s text:c="4"/>Augtustus hat 82 Tempel innerhalb eines Jahres und 300 Tempeln insgesamt bauen lassen</text:span></text:p>
        </text:list-item>
      </text:list>
      <text:h text:style-name="P72" text:outline-level="5">Außenpolitik und Reichsrenzen</text:h>
      <text:p text:style-name="P50"><text:span text:style-name="T4"/></text:p>
      <text:list text:style-name="L6">
        <text:list-item>
          <text:p text:style-name="P51"><text:span text:style-name="T4">Da Augustus den Plan Caesars zu einem Feldzug gegen das Partherreich, einem alten iranischen Volk, nicht ausführte, wurde Augustus' Außenpolitik lange nur als Sicherung der Reichsgrenzen beurteilt</text:span></text:p>
          <text:p text:style-name="P51"><text:soft-page-break/><text:span text:style-name="T14">→</text:span><text:span text:style-name="T4"> Eine militärische Machtdemonstration gegen Partherkönig Phraates IV. (20 v. Chr.) reichte aus, ihn zu einer vertraglichen Grenzregelung zu veranlassen</text:span></text:p>
          <text:p text:style-name="P51"><text:span text:style-name="T14">→</text:span><text:span text:style-name="T4"> Das wurde in Rom als großer Sieg propagiert, war aber nur eine friedliche Lösung</text:span></text:p>
        </text:list-item>
        <text:list-item>
          <text:p text:style-name="P51"><text:span text:style-name="T4">Ägyptens wurde weitgehend problemlos ins Römische Reich eingegliedert</text:span></text:p>
        </text:list-item>
        <text:list-item>
          <text:p text:style-name="P51"><text:span text:style-name="T4">Im Jahre 25 v. Chr. Fiel Galatia in Kleinasien wegen dem Teatament des letzten Königs, Amyntas, an Rom</text:span></text:p>
        </text:list-item>
        <text:list-item>
          <text:p text:style-name="P51"><text:span text:style-name="T4">Armenien, Kappadokien und Mauretanien wurden abhängig</text:span></text:p>
        </text:list-item>
        <text:list-item>
          <text:p text:style-name="P51"><text:span text:style-name="T4">Kein römischer Herrscher hatte Rom so viele Gebiete wie Augustus einverleibt</text:span></text:p>
        </text:list-item>
        <text:list-item>
          <text:p text:style-name="P51"><text:span text:style-name="T4">Von der östlichen Grenze Galliens, den Alpenund dem dalmatinischen Küstengebirge wurde die Reichsgrenze bis zu Donau und Rhein verschoben</text:span></text:p>
        </text:list-item>
        <text:list-item>
          <text:p text:style-name="P51"><text:span text:style-name="T4">Südlich der Donau entstanden neue Provinzen:</text:span></text:p>
          <text:p text:style-name="P51"><text:span text:style-name="T4">Raetia, Noricum, Pannonia, Illyricum, Moesia</text:span></text:p>
        </text:list-item>
        <text:list-item>
          <text:p text:style-name="P51"><text:span text:style-name="T4">Eine militärischen Katastrophe war die Eroberung des rechtsrheinischen Germania Magna</text:span></text:p>
          <text:p text:style-name="P51"><text:span text:style-name="T4">9 n. Chr: Ein Bündnis germanischer Stämme von Arminius, einem Cheruskerfürsten, vernichtete drei römische Legionen unter dem Befehl des Publicus Quinctilius</text:span></text:p>
          <text:p text:style-name="P51"><text:span text:style-name="T14">→</text:span><text:span text:style-name="T4"> auf diese Niederlage folgte ein Kleinkrieg und der Rückzug der Römer auf die Rhein-Donau-Linie und den Limes</text:span></text:p>
        </text:list-item>
      </text:list>
      <text:h text:style-name="Heading_20_5" text:outline-level="5">Nachfolger</text:h>
      <text:list text:style-name="L7">
        <text:list-item>
          <text:p text:style-name="P56"><text:span text:style-name="T4">Augustus überlebte mehrere schwere Krankheiten</text:span></text:p>
          <text:p text:style-name="P56"><text:span text:style-name="T14">→</text:span><text:span text:style-name="T4"> man konnte nicht damit rechnen, dass er das für die damalige Zeit sehr hohe Alter von fast 76 Jahren erreichen würde</text:span></text:p>
        </text:list-item>
        <text:list-item>
          <text:p text:style-name="P56"><text:span text:style-name="T4">Seine Frau Livia wollte einen ihrer Söhne von Tiberius Claudius Nero auf dem Thron sehen</text:span></text:p>
        </text:list-item>
        <text:list-item>
          <text:p text:style-name="P56"><text:span text:style-name="T4">Augustus wollte, dass sein Nachfolger aus der eigenen, julischen Familie stammt</text:span></text:p>
        </text:list-item>
        <text:list-item>
          <text:p text:style-name="P56"><text:span text:style-name="T4">Da Augustus keine Söhne hatte, zwang er seine Tochter Iulia, nacheinander mehrere Nachfolgekandidaten zu heiraten:</text:span></text:p>
          <text:p text:style-name="P56"><text:span text:style-name="T14">→</text:span><text:span text:style-name="T4"> Das war im Jahre 25 v. Chr.: Marcellus, der Sohn seiner Schwester Octavia</text:span></text:p>
          <text:p text:style-name="P64"><text:span text:style-name="T4">Da Augustus seinen Neffen bevorzugte, führte zu Spannungen zwischen Augustus und seinem Feldherrn Agrippa, der selbst Nachfolger werden wollte</text:span></text:p>
          <text:p text:style-name="P67"><text:span text:style-name="T14">→</text:span><text:span text:style-name="T4"> Marcellus starb kaum 20-jährig im Jahre 23 v. Chr.</text:span></text:p>
          <text:p text:style-name="P64"><text:span text:style-name="T14">→</text:span><text:span text:style-name="T4"> 21 v. Chr.: Augustus drängte Agrippa, sich von seiner Frau scheiden zu lassen, um Iulia zu heiraten</text:span></text:p>
          <text:p text:style-name="P64"><text:soft-page-break/><text:span text:style-name="T14">→</text:span><text:span text:style-name="T4"> zwei Töchter und drei Söhne, Gaius Caesar, Lucius Caesar und Agrippa Postumus, die Augustus schon zu Agrippas Lebzeiten adoptierte</text:span></text:p>
        </text:list-item>
        <text:list-item>
          <text:p text:style-name="P67"><text:span text:style-name="T4">12 v. Chr. waren seine Enkel aber noch zu jung</text:span></text:p>
          <text:p text:style-name="P67"><text:span text:style-name="T14">→</text:span><text:span text:style-name="T4"> Augustus benötigte einen Stellvertreter, der Augustus unterstützt und anstelle seiner Enkel erbt: Tiberius</text:span></text:p>
        </text:list-item>
        <text:list-item>
          <text:p text:style-name="P67"><text:span text:style-name="T14">→</text:span><text:span text:style-name="T4"> Augustus zwang ihn:</text:span></text:p>
        </text:list-item>
      </text:list>
      <text:list text:style-name="L8">
        <text:list-item>
          <text:p text:style-name="P65"><text:span text:style-name="T4">sich von Vipsania, einer Tochter Agrippas, zu trennen</text:span></text:p>
        </text:list-item>
        <text:list-item>
          <text:p text:style-name="P65"><text:span text:style-name="T4">Iulia zu heiraten</text:span></text:p>
        </text:list-item>
        <text:list-item>
          <text:p text:style-name="P65"><text:span text:style-name="T4">sich zum Schutz der beiden jungen Prinzen zu verpflichten</text:span></text:p>
        </text:list-item>
      </text:list>
      <text:list text:style-name="L9">
        <text:list-item>
          <text:p text:style-name="P68"><text:span text:style-name="T4">Augustus stellte klar, dass Tiberius nur ein „Platzhalter“ für die beiden Enkel war</text:span></text:p>
          <text:p text:style-name="P68"><text:span text:style-name="T14">→</text:span><text:span text:style-name="T4"> Tiberius empfand die erzwungene Ehe mit Iulia als Qual</text:span></text:p>
          <text:p text:style-name="P68"><text:span text:style-name="T14">→</text:span><text:span text:style-name="T4"> Tiberius legte im Jahre 5 v. Chr. alle Ämter nieder und ging nach Rhodos ins Exil</text:span></text:p>
          <text:p text:style-name="P68"><text:span text:style-name="T14">→</text:span><text:span text:style-name="T4"> Jedoch blieb nur noch Tiberius als Nachfolger übrig, nachdem:</text:span></text:p>
        </text:list-item>
      </text:list>
      <text:list text:style-name="L10">
        <text:list-item>
          <text:p text:style-name="P66"><text:span text:style-name="T4">Lucius und Gaius Caesar in den Jahren 2 und 4 n. Chr. starben</text:span></text:p>
        </text:list-item>
        <text:list-item>
          <text:p text:style-name="P66"><text:span text:style-name="T4">Iulia wegen ihres Lebenswandels aus Rom verbannt wurde</text:span></text:p>
        </text:list-item>
        <text:list-item>
          <text:p text:style-name="P66"><text:span text:style-name="T4">Drusus bereits 9 v. Chr. bei einem Kriegszug in Germanien umkam</text:span></text:p>
          <text:p text:style-name="P69"><text:span text:style-name="T14">→</text:span><text:span text:style-name="T4"> Augustus adoptierte Tiberius 4 n. Chr. mit seinem letzten Enkel Agrippa Postumus</text:span></text:p>
          <text:p text:style-name="P69"><text:span text:style-name="T14">→</text:span><text:span text:style-name="T4"> Augustus ließ Agrippa Postumus aus ungeklärten Gründen drei Jahre später auf die Insel Planasia bei Elba verbannen, wo er nach Augustus’ Tod ermordet wurde</text:span></text:p>
          <text:p text:style-name="P69"><text:span text:style-name="T14">→</text:span><text:span text:style-name="T4"> Tiberius musste den Drusus Sohn adoptieren: Germanicus</text:span></text:p>
          <text:p text:style-name="P69"><text:span text:style-name="T4">Weil Germanicus 4 n. Chr. noch zu jung war, um Augustus' Nachfolger zu werden, sollte er stattdessen Tiberius' Nachfolger werden</text:span></text:p>
        </text:list-item>
      </text:list>
      <text:list text:style-name="L11">
        <text:list-item>
          <text:p text:style-name="P70"><text:span text:style-name="T4">Im Sommer des Jahres 5 n. Chr. wollte Augustus über Capri nach Benevent reisen</text:span></text:p>
          <text:p text:style-name="P70"><text:span text:style-name="T4">Er erkrankte auf Capri an Durchfall, reiste aber noch nach Neapel und nach Nola bringen, in das selbe Haus, in dem 71 Jahre vorher Augustus' Vater Gaius Octavius gestorben war</text:span></text:p>
          <text:p text:style-name="P70"><text:span text:style-name="T4">Dort starb er am 19. August des Jahres 14</text:span><text:span text:style-name="T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Tobias Schulz</meta:initial-creator>
    <meta:creation-date>2008-08-29T18:55:46</meta:creation-date>
    <dc:creator>Tobias Schulz</dc:creator>
    <dc:date>2008-08-31T15:50:23</dc:date>
    <meta:editing-cycles>46</meta:editing-cycles>
    <meta:editing-duration>P1DT20H24M27S</meta:editing-duration>
    <meta:user-defined meta:name="Info 1"/>
    <meta:user-defined meta:name="Info 2"/>
    <meta:user-defined meta:name="Info 3"/>
    <meta:user-defined meta:name="Info 4"/>
    <meta:document-statistic meta:table-count="0" meta:image-count="0" meta:object-count="0" meta:page-count="5" meta:paragraph-count="100" meta:word-count="1282" meta:character-count="8562"/>
  </office:meta>
</office:document-meta>
</file>